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.106cm" svg:stroke-color="#000000" draw:marker-start-width="0.359cm" draw:marker-end-width="0.359cm" svg:stroke-linecap="round" draw:fill="none" loext:fill-use-slide-background="false" draw:textarea-horizontal-align="justify" draw:textarea-vertical-align="middle" draw:auto-grow-height="false" fo:min-height="18.644cm" fo:min-width="24.794cm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4.724cm" fo:min-width="5.744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2.184cm" fo:min-width="1.934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2.184cm" fo:min-width="2.034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="Arrowheads_20_1" draw:marker-start-width="0.379cm" draw:marker-end="Arrowheads_20_2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3.362cm" fo:min-width="0.073cm" fo:padding-top="0.177cm" fo:padding-bottom="0.177cm" fo:padding-left="0.302cm" fo:padding-right="0.302cm" fo:wrap-option="wrap"/>
    </style:style>
    <style:style style:name="gr15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29cm" fo:min-width="16.01cm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top" draw:auto-grow-height="false" fo:min-height="11.18cm" fo:min-width="16.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start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DejaVu Sans Mono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DejaVu Sans Mono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1pt" fo:font-style="normal" fo:text-shadow="none" style:text-underline-style="none" fo:font-weight="normal" style:letter-kerning="true" style:font-name-asian="DejaVu Sans" style:font-size-asian="21pt" style:font-style-asian="normal" style:font-weight-asian="normal" style:font-name-complex="DejaVu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" fo:font-size="18pt" style:font-size-asian="18pt" style:font-size-complex="18pt"/>
    </style:style>
    <style:style style:name="T11" style:family="text">
      <style:text-properties style:font-name="DejaVu Sans Mono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19cm" svg:x="2.2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5.08cm" svg:x="3.54cm" svg:y="6.015cm">
          <text:p text:style-name="P2"><text:span text:style-name="T1">CV</text:span><text:span text:style-name="T1">32</text:span><text:span text:style-name="T1">E4</text:span><text:span text:style-name="T1">0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2.54cm" svg:x="11.16cm" svg:y="13.065cm">
          <text:p text:style-name="P4"><text:span text:style-name="T2">UAR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14.887cm" svg:y="1.505cm">
          <text:p text:style-name="P2"><text:span text:style-name="T2">SRAM</text:span></text:p>
          <text:p text:style-name="P2"><text:span text:style-name="T3">16kB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89cm" svg:y1="7.285cm" svg:x2="22.59cm" svg:y2="7.285cm">
          <text:p/>
        </draw:line>
        <draw:custom-shape draw:style-name="gr3" draw:text-style-name="P5" draw:layer="layout" svg:width="2.54cm" svg:height="2.54cm" svg:x="18.78cm" svg:y="13.065cm">
          <text:p text:style-name="P4"><text:span text:style-name="T2">WFG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4cm" svg:height="2.54cm" svg:x="11.049cm" svg:y="1.505cm">
          <text:p text:style-name="P2"><text:span text:style-name="T2">SPI- </text:span></text:p>
          <text:p text:style-name="P2"><text:span text:style-name="T2">FLASH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05cm" svg:y1="10.142cm" svg:x2="20.05cm" svg:y2="12.047cm">
          <text:p/>
        </draw:line>
        <draw:line draw:style-name="gr6" draw:text-style-name="P6" draw:layer="layout" svg:x1="16.792cm" svg:y1="5.062cm" svg:x2="16.792cm" svg:y2="9.507cm">
          <text:p/>
        </draw:line>
        <draw:line draw:style-name="gr7" draw:text-style-name="P1" draw:layer="layout" svg:x1="15.522cm" svg:y1="5.062cm" svg:x2="15.522cm" svg:y2="6.967cm">
          <text:p/>
        </draw:line>
        <draw:line draw:style-name="gr4" draw:text-style-name="P1" draw:layer="layout" svg:x1="9.89cm" svg:y1="9.825cm" svg:x2="22.59cm" svg:y2="9.825cm">
          <text:p/>
        </draw:line>
        <draw:custom-shape draw:style-name="gr3" draw:text-style-name="P5" draw:layer="layout" svg:width="2.54cm" svg:height="2.54cm" svg:x="14.97cm" svg:y="13.065cm">
          <text:p text:style-name="P4"><text:span text:style-name="T2">Blink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43cm" svg:y1="10.142cm" svg:x2="12.43cm" svg:y2="12.047cm">
          <text:p/>
        </draw:line>
        <draw:line draw:style-name="gr7" draw:text-style-name="P1" draw:layer="layout" svg:x1="12.419cm" svg:y1="5.062cm" svg:x2="12.419cm" svg:y2="6.967cm">
          <text:p/>
        </draw:line>
        <draw:line draw:style-name="gr7" draw:text-style-name="P1" draw:layer="layout" svg:x1="16.24cm" svg:y1="10.142cm" svg:x2="16.24cm" svg:y2="12.047cm">
          <text:p/>
        </draw:line>
        <draw:frame draw:style-name="gr8" draw:text-style-name="P7" draw:layer="layout" svg:width="1.738cm" svg:height="0.962cm" svg:x="7.985cm" svg:y="6.65cm">
          <draw:text-box>
            <text:p>Instr</text:p>
          </draw:text-box>
        </draw:frame>
        <draw:frame draw:style-name="gr9" draw:text-style-name="P7" draw:layer="layout" svg:width="1.84cm" svg:height="0.962cm" svg:x="7.985cm" svg:y="9.19cm">
          <draw:text-box>
            <text:p>Data</text:p>
          </draw:text-box>
        </draw:frame>
        <draw:frame draw:style-name="gr10" draw:text-style-name="P7" draw:layer="layout" svg:width="3.017cm" svg:height="0.763cm" svg:x="14.652cm" svg:y="4.135cm">
          <draw:text-box>
            <text:p><text:span text:style-name="T4">0x000</text:span><text:span text:style-name="T4">00000</text:span></text:p>
          </draw:text-box>
        </draw:frame>
        <draw:frame draw:style-name="gr10" draw:text-style-name="P8" draw:layer="layout" svg:width="3.017cm" svg:height="0.763cm" svg:x="10.842cm" svg:y="4.135cm">
          <draw:text-box>
            <text:p><text:span text:style-name="T4">0x02000000</text:span></text:p>
          </draw:text-box>
        </draw:frame>
        <draw:frame draw:style-name="gr11" draw:text-style-name="P8" draw:layer="layout" svg:width="3.067cm" svg:height="0.763cm" svg:x="10.953cm" svg:y="12.338cm">
          <draw:text-box>
            <text:p><text:span text:style-name="T4">0x0A0000</text:span><text:span text:style-name="T4">00</text:span></text:p>
          </draw:text-box>
        </draw:frame>
        <draw:frame draw:style-name="gr12" draw:text-style-name="P8" draw:layer="layout" svg:width="3.042cm" svg:height="0.763cm" svg:x="14.791cm" svg:y="12.338cm">
          <draw:text-box>
            <text:p><text:span text:style-name="T4">0x0F0000</text:span><text:span text:style-name="T4">00</text:span></text:p>
          </draw:text-box>
        </draw:frame>
        <draw:frame draw:style-name="gr11" draw:text-style-name="P8" draw:layer="layout" svg:width="3.067cm" svg:height="0.763cm" svg:x="18.618cm" svg:y="12.329cm">
          <draw:text-box>
            <text:p><text:span text:style-name="T4">0x0B000000</text:span></text:p>
          </draw:text-box>
        </draw:frame>
        <draw:custom-shape draw:style-name="gr3" draw:text-style-name="P3" draw:layer="layout" svg:width="2.54cm" svg:height="2.54cm" svg:x="18.78cm" svg:y="17.192cm">
          <text:p text:style-name="P2"><text:span text:style-name="T2">SRA</text:span><text:span text:style-name="T2">M</text:span></text:p>
          <text:p text:style-name="P2"><text:span text:style-name="T3">16kB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05cm" svg:y1="15.754cm" svg:x2="20.05cm" svg:y2="17.024cm">
          <text:p/>
        </draw:line>
        <draw:line draw:style-name="gr6" draw:text-style-name="P6" draw:layer="layout" svg:x1="23.542cm" svg:y1="14.335cm" svg:x2="21.637cm" svg:y2="14.335cm">
          <text:p/>
        </draw:line>
        <draw:frame draw:style-name="gr13" draw:text-style-name="P9" draw:layer="layout" svg:width="2.551cm" svg:height="0.962cm" svg:x="23.66cm" svg:y="13.917cm">
          <draw:text-box>
            <text:p>16 I/Os</text:p>
          </draw:text-box>
        </draw:frame>
        <draw:custom-shape draw:style-name="gr3" draw:text-style-name="P3" draw:layer="layout" svg:width="2.54cm" svg:height="2.54cm" svg:x="18.78cm" svg:y="1.479cm">
          <text:p text:style-name="P2"><text:span text:style-name="T5">2 </text:span><text:span text:style-name="T5">Time</text:span><text:span text:style-name="T5">rs</text:span></text:p>
          <text:p text:style-name="P2"><text:span text:style-name="T3">32 bit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085cm" svg:y1="5.036cm" svg:x2="20.085cm" svg:y2="9.481cm">
          <text:p/>
        </draw:line>
        <draw:frame draw:style-name="gr10" draw:text-style-name="P7" draw:layer="layout" svg:width="3.093cm" svg:height="0.763cm" svg:x="18.62cm" svg:y="4.136cm">
          <draw:text-box>
            <text:p><text:span text:style-name="T4">0x0C000000</text:span></text:p>
          </draw:text-box>
        </draw:frame>
        <draw:custom-shape draw:style-name="gr14" draw:text-style-name="P1" draw:layer="layout" svg:width="1.588cm" svg:height="3.81cm" svg:x="22.507cm" svg:y="6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1" draw:layer="layout" svg:width="3.863cm" svg:height="1.394cm" svg:x="23.63cm" svg:y="8.12cm">
          <draw:text-box>
            <text:p text:style-name="P6">OBI</text:p>
            <text:p text:style-name="P10"><text:span text:style-name="T6">Open Bus </text:span><text:span text:style-name="T6">Interface</text:span></text:p>
          </draw:text-box>
        </draw:frame>
      </draw:page>
      <draw:page draw:name="page2" draw:style-name="dp1" draw:master-page-name="Default">
        <draw:custom-shape draw:style-name="gr15" draw:text-style-name="P13" draw:layer="layout" svg:width="16.51cm" svg:height="2.54cm" svg:x="6.08cm" svg:y="2.27cm">
          <text:p text:style-name="P12"><text:span text:style-name="T7"><text:s text:c="3"/></text:span><text:span text:style-name="T7">Ad</text:span><text:span text:style-name="T7">dre</text:span><text:span text:style-name="T7">ss </text:span><text:span text:style-name="T7">Ma</text:span><text:span text:style-name="T7">p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6.51cm" svg:height="11.43cm" svg:x="6.08cm" svg:y="6.08cm">
          <text:p text:style-name="P14"><text:span text:style-name="T8"/></text:p>
          <text:p text:style-name="P14"><text:span text:style-name="T9">0x0000</text:span><text:span text:style-name="T9">0000 – </text:span><text:span text:style-name="T10">0x0000</text:span><text:span text:style-name="T10">07FF: </text:span><text:span text:style-name="T10">2kB </text:span><text:span text:style-name="T10">SRAM</text:span></text:p>
          <text:p text:style-name="P14"><text:span text:style-name="T8"/></text:p>
          <text:p text:style-name="P14"><text:span text:style-name="T9">0x0A00</text:span><text:span text:style-name="T9">0000 – </text:span><text:span text:style-name="T9">0x0AFF</text:span><text:span text:style-name="T9">FFFF</text:span><text:span text:style-name="T10">: </text:span><text:span text:style-name="T10">WFG</text:span></text:p>
          <text:p text:style-name="P14"><text:span text:style-name="T8"/></text:p>
          <text:p text:style-name="P14"><text:span text:style-name="T9">0x0E00</text:span><text:span text:style-name="T9">0000 – </text:span><text:span text:style-name="T9">0x0E00</text:span><text:span text:style-name="T9">0000: </text:span><text:span text:style-name="T9">UART </text:span><text:span text:style-name="T9">base </text:span><text:span text:style-name="T9">reg</text:span></text:p>
          <text:p text:style-name="P14"><text:span text:style-name="T8"/></text:p>
          <text:p text:style-name="P14"><text:span text:style-name="T9">0x0F00</text:span><text:span text:style-name="T9">0000 – </text:span><text:span text:style-name="T10">0x007F</text:span><text:span text:style-name="T10">FFFF: </text:span><text:span text:style-name="T10">8 MB </text:span><text:span text:style-name="T10">SPI </text:span><text:span text:style-name="T10">Flash</text:span></text:p>
          <text:p text:style-name="P14"><text:span text:style-name="T1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axial" draw:start="100%" draw:end="0%" draw:angle="0deg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deg" draw:border="0%"/>
    <draw:opacity draw:name="Transparency_20_5" draw:display-name="Transparency 5" draw:style="square" draw:cx="50%" draw:cy="50%" draw:start="100%" draw:end="0%" draw:angle="0deg" draw:border="0%"/>
    <draw:opacity draw:name="Transparency_20_6" draw:display-name="Transparency 6" draw:style="rectangular" draw:cx="50%" draw:cy="50%" draw:start="100%" draw:end="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 Moser</meta:initial-creator>
    <meta:creation-date>2023-04-24T16:50:23.672509650</meta:creation-date>
    <dc:date>2023-12-05T11:20:48.985481472</dc:date>
    <dc:creator>Leo Moser</dc:creator>
    <meta:editing-duration>PT34M38S</meta:editing-duration>
    <meta:editing-cycles>38</meta:editing-cycles>
    <meta:generator>LibreOffice/7.4.5.1$Linux_X86_64 LibreOffice_project/40$Build-1</meta:generator>
    <meta:document-statistic meta:object-count="33"/>
  </office:meta>
</office:document-meta>
</file>